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000000" draw:textarea-vertical-align="middle" draw:auto-grow-height="false" fo:min-height="0.951cm" fo:min-width="0.801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objectwithoutfill">
      <style:graphic-properties draw:stroke="solid" draw:marker-end="Line_20_Arrow" draw:marker-end-width="0.3cm" draw:fill="none" draw:textarea-vertical-align="middle"/>
    </style:style>
    <style:style style:name="gr8" style:family="graphic" style:parent-style-name="objectwithoutfill">
      <style:graphic-properties draw:marker-end="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11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4.95cm" fo:min-width="1.1cm"/>
    </style:style>
    <style:style style:name="gr12" style:family="graphic" style:parent-style-name="standard">
      <style:graphic-properties draw:stroke="none" svg:stroke-color="#000000" draw:fill="none" draw:fill-color="#ffffff" fo:min-height="3.65cm"/>
    </style:style>
    <style:style style:name="gr13" style:family="graphic" style:parent-style-name="standard">
      <style:graphic-properties draw:stroke="none" svg:stroke-color="#000000" draw:fill="none" draw:fill-color="#ffffff" fo:min-height="3.556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stroke="none" svg:stroke-color="#000000" draw:fill="none" draw:fill-color="#ffffff" fo:min-height="6.4cm"/>
    </style:style>
    <style:style style:name="gr17" style:family="graphic" style:parent-style-name="standard">
      <style:graphic-properties draw:stroke="none" svg:stroke-color="#000000" draw:fill="none" draw:fill-color="#ffffff" fo:min-height="4.8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6.7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gr20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2.932cm" fo:min-width="6.29cm"/>
    </style:style>
    <style:style style:name="gr21" style:family="graphic" style:parent-style-name="objectwithoutfill">
      <style:graphic-properties draw:stroke="dash" draw:stroke-dash="Dashed_20__28_var_29_" draw:marker-end="Line_20_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25cm"/>
    </style:style>
    <style:style style:name="gr23" style:family="graphic" style:parent-style-name="objectwithoutfill">
      <style:graphic-properties draw:stroke="solid" draw:stroke-dash="Dashed_20__28_var_29_" draw:marker-end="Line_20_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076cm"/>
    </style:style>
    <style:style style:name="gr26" style:family="graphic" style:parent-style-name="objectwithoutfill">
      <style:graphic-properties draw:stroke="dash" draw:stroke-dash="Dashed_20__28_var_29_" svg:stroke-color="#ff0000" draw:marker-end="Line_20_Arrow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Dashed_20__28_var_29_" svg:stroke-color="#cc0000" draw:marker-end="Triangle_20_unfilled" draw:marker-end-width="0.3cm" draw:fill="none" draw:textarea-vertical-align="middle"/>
    </style:style>
    <style:style style:name="co1" style:family="table-column">
      <style:table-column-properties style:column-width="4.86cm" style:use-optimal-column-width="false"/>
    </style:style>
    <style:style style:name="co2" style:family="table-column">
      <style:table-column-properties style:column-width="4.803cm" style:use-optimal-column-width="false"/>
    </style:style>
    <style:style style:name="co3" style:family="table-column">
      <style:table-column-properties style:column-width="4.805cm" style:use-optimal-column-width="false"/>
    </style:style>
    <style:style style:name="co4" style:family="table-column">
      <style:table-column-properties style:column-width="4.807cm" style:use-optimal-column-width="false"/>
    </style:style>
    <style:style style:name="co5" style:family="table-column">
      <style:table-column-properties style:column-width="4.862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388cm"/>
    </style:style>
    <style:style style:name="ro3" style:family="table-row">
      <style:table-row-properties style:row-height="1.684cm"/>
    </style:style>
    <style:style style:name="ro4" style:family="table-row">
      <style:table-row-properties style:row-height="1.389cm"/>
    </style:style>
    <style:style style:name="ro5" style:family="table-row">
      <style:table-row-properties style:row-height="1.685cm"/>
    </style:style>
    <style:style style:name="ro6" style:family="table-row">
      <style:table-row-properties style:row-height="1.68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style:text-properties fo:color="#800000"/>
    </style:style>
    <style:style style:name="P8" style:family="paragraph">
      <loext:graphic-properties draw:fill="none" draw:fill-color="#ffffff"/>
      <style:text-properties fo:color="#8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6cm" svg:height="2.2cm" svg:x="2.6cm" svg:y="2.1cm">
          <text:p text:style-name="P1">s:Su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4.3cm" svg:x2="5.5cm" svg:y2="27.6cm">
          <text:p/>
        </draw:line>
        <draw:custom-shape draw:style-name="gr1" draw:text-style-name="P2" draw:layer="layout" svg:width="5.6cm" svg:height="2.2cm" svg:x="18.3cm" svg:y="2.1cm">
          <text:p text:style-name="P1">o1:Ob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3cm" svg:y1="4.3cm" svg:x2="21.3cm" svg:y2="27.2cm">
          <text:p/>
        </draw:line>
        <draw:line draw:style-name="gr3" draw:text-style-name="P2" draw:layer="layout" svg:x1="2.1cm" svg:y1="7.9cm" svg:x2="5.1cm" svg:y2="7.9cm">
          <text:p/>
        </draw:line>
        <draw:custom-shape draw:style-name="gr4" draw:text-style-name="P3" draw:layer="layout" svg:width="1.3cm" svg:height="1.2cm" svg:x="4.552cm" svg:y="8.236cm">
          <text:p/>
          <draw:enhanced-geometry svg:viewBox="0 0 21600 21600" draw:text-areas="0 0 21600 21600" draw:type="circular-arrow" draw:modifiers="25.2600272652713 -0.19399117308358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" draw:layer="layout" svg:width="5.1cm" svg:height="0.962cm" svg:x="1.8cm" svg:y="9.638cm">
          <draw:text-box>
            <text:p>s.notifyAll()</text:p>
          </draw:text-box>
        </draw:frame>
        <draw:frame draw:style-name="gr6" draw:text-style-name="P4" draw:layer="layout" svg:width="4.3cm" svg:height="1.1cm" svg:x="0.5cm" svg:y="6.9cm">
          <draw:text-box>
            <text:p>s.set(value1)</text:p>
          </draw:text-box>
        </draw:frame>
        <draw:line draw:style-name="gr7" draw:text-style-name="P2" draw:layer="layout" svg:x1="5.3cm" svg:y1="10.6cm" svg:x2="21.5cm" svg:y2="13.7cm">
          <text:p/>
        </draw:line>
        <draw:line draw:style-name="gr8" draw:text-style-name="P2" draw:layer="layout" svg:x1="21.2cm" svg:y1="14.1cm" svg:x2="5.4cm" svg:y2="19.4cm">
          <text:p/>
        </draw:line>
        <draw:frame draw:style-name="gr9" draw:text-style-name="P4" draw:layer="layout" svg:width="4.5cm" svg:height="0.962cm" svg:x="6cm" svg:y="15.538cm">
          <draw:text-box>
            <text:p>s.getValue()</text:p>
          </draw:text-box>
        </draw:frame>
        <draw:frame draw:style-name="gr9" draw:text-style-name="P4" draw:layer="layout" svg:width="4.5cm" svg:height="0.962cm" svg:x="7cm" svg:y="10.538cm">
          <draw:text-box>
            <text:p>o1.update</text:p>
          </draw:text-box>
        </draw:frame>
        <draw:line draw:style-name="gr10" draw:text-style-name="P2" draw:layer="layout" svg:x1="5.4cm" svg:y1="19.6cm" svg:x2="21.1cm" svg:y2="21.8cm">
          <text:p/>
        </draw:line>
        <draw:custom-shape draw:style-name="gr1" draw:text-style-name="P2" draw:layer="layout" svg:width="5.6cm" svg:height="2.2cm" svg:x="32.3cm" svg:y="2.1cm">
          <text:p text:style-name="P1">o2:Ob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5.3cm" svg:y1="4.3cm" svg:x2="35.3cm" svg:y2="27.2cm">
          <text:p/>
        </draw:line>
        <draw:line draw:style-name="gr7" draw:text-style-name="P2" draw:layer="layout" svg:x1="5.5cm" svg:y1="9.6cm" svg:x2="35.4cm" svg:y2="13.4cm">
          <text:p/>
        </draw:line>
        <draw:frame draw:style-name="gr9" draw:text-style-name="P4" draw:layer="layout" svg:width="4.5cm" svg:height="0.962cm" svg:x="30cm" svg:y="11.538cm">
          <draw:text-box>
            <text:p>o2.update</text:p>
          </draw:text-box>
        </draw:frame>
        <draw:custom-shape draw:style-name="gr11" draw:text-style-name="P2" draw:layer="layout" svg:width="1.6cm" svg:height="5.2cm" svg:x="4.6cm" svg:y="9.1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9.5cm" svg:height="3.9cm" svg:x="-0.4cm" svg:y="11.9cm">
          <draw:text-box>
            <text:p>Co-région pour représenter que les appels sont envoyer en même temps de manière asynchrone</text:p>
          </draw:text-box>
        </draw:frame>
        <draw:custom-shape draw:style-name="gr11" draw:text-style-name="P2" draw:layer="layout" svg:width="1.6cm" svg:height="5.2cm" svg:x="4.6cm" svg:y="16.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5.6cm" svg:y1="15.2cm" svg:x2="5.4cm" svg:y2="17.8cm">
          <text:p/>
        </draw:line>
        <draw:line draw:style-name="gr10" draw:text-style-name="P2" draw:layer="layout" svg:x1="5.4cm" svg:y1="17.8cm" svg:x2="35.2cm" svg:y2="20.7cm">
          <text:p/>
        </draw:line>
        <draw:frame draw:style-name="gr6" draw:text-style-name="P4" draw:layer="layout" svg:width="4.3cm" svg:height="1.1cm" svg:x="0.7cm" svg:y="17.7cm">
          <draw:text-box>
            <text:p>s.set(value2)</text:p>
          </draw:text-box>
        </draw:frame>
        <draw:line draw:style-name="gr3" draw:text-style-name="P2" draw:layer="layout" svg:x1="2.1cm" svg:y1="18.9cm" svg:x2="5.1cm" svg:y2="18.9cm">
          <text:p/>
        </draw:line>
        <draw:frame draw:style-name="gr13" draw:text-style-name="P4" draw:layer="layout" svg:width="11.8cm" svg:height="3.806cm" svg:x="7.8cm" svg:y="22.794cm">
          <draw:text-box>
            <text:p>Les observateurs o1 et o2 ne voient pas la même valeur. <text:s/>Si on veut absolue une cohérence forte il faut attendre l’observateur le plus lent.</text:p>
          </draw:text-box>
        </draw:frame>
        <draw:frame draw:style-name="gr9" draw:text-style-name="P4" draw:layer="layout" svg:width="4.5cm" svg:height="0.962cm" svg:x="29cm" svg:y="15.538cm">
          <draw:text-box>
            <text:p>s.getValue()</text:p>
          </draw:text-box>
        </draw:frame>
      </draw:page>
      <draw:page draw:name="page2" draw:style-name="dp1" draw:master-page-name="Standard">
        <draw:frame draw:style-name="gr14" draw:text-style-name="P6" draw:layer="layout" svg:width="7.9cm" svg:height="1cm" svg:x="15.828cm" svg:y="1.4cm">
          <draw:text-box>
            <text:p text:style-name="P5"><text:span text:style-name="T1">Modèles de cohérence</text:span></text:p>
          </draw:text-box>
        </draw:frame>
        <draw:frame draw:style-name="gr5" draw:text-style-name="P4" draw:layer="layout" svg:width="16.1cm" svg:height="0.962cm" svg:x="24.9cm" svg:y="1.6cm">
          <draw:text-box>
            <text:p>Soit v1, v2, …, vn la suit des valeurs prises par le sujet</text:p>
          </draw:text-box>
        </draw:frame>
        <draw:frame draw:style-name="gr15" draw:text-style-name="P4" draw:layer="layout" svg:width="12.4cm" svg:height="8.072cm" svg:x="1.9cm" svg:y="2.728cm">
          <draw:text-box>
            <text:p>La cohérence atomique tous les observeur lisent v1, v2, v3, …, vn</text:p>
            <text:p>Lecteurs/rédacteur :</text:p>
            <text:p>2 phases mutuellement exclusive : -lecture(N lecteurs) </text:p>
            <text:p>on quitte la phase de lecture quand les n lecture on tous lus</text:p>
            <text:p>-écriture(N lecteurs)</text:p>
            <text:p>Lorsqu’une écriture à lieur on passe en écriture. lorsque l’on quitte la phase d’écriture on passe en phase de lecture</text:p>
          </draw:text-box>
        </draw:frame>
        <draw:frame draw:style-name="gr16" draw:text-style-name="P4" draw:layer="layout" svg:width="11.7cm" svg:height="8.783cm" svg:x="14.2cm" svg:y="2.7cm">
          <draw:text-box>
            <text:p>La cohérence séquentielle tous les observateurs voient la même de la suite des v, c’est à dire que certains éléments de la suite des v ne sont pas présents mais elles conserve le même ordre</text:p>
            <text:p>Lecteurs/rédacteurs </text:p>
            <text:p>-ériture toujours possible</text:p>
            <text:p>-lecture débute par la copie de la valeur suivi de la cohérence atomique de la copie</text:p>
            <text:p>Il existe une phase de recopie.</text:p>
          </draw:text-box>
        </draw:frame>
        <draw:frame draw:style-name="gr17" draw:text-style-name="P4" draw:layer="layout" svg:width="12.4cm" svg:height="5.1cm" svg:x="27cm" svg:y="3.4cm">
          <draw:text-box>
            <text:p>La cohérence causale <text:s/>tous les observateurs voient un sous ensemble de v <text:s/>(chacun la sienne)</text:p>
          </draw:text-box>
        </draw:frame>
        <draw:custom-shape draw:style-name="gr18" draw:text-style-name="P2" xml:id="id2" draw:id="id2" draw:layer="layout" svg:width="7.2cm" svg:height="2.1cm" svg:x="15.5cm" svg:y="13.4cm">
          <text:p text:style-name="P1">c1:Canal</text:p>
          <draw:enhanced-geometry svg:viewBox="0 0 21600 21600" draw:type="rectangle" draw:enhanced-path="M 0 0 L 21600 0 21600 21600 0 21600 0 0 Z N"/>
        </draw:custom-shape>
        <draw:custom-shape draw:style-name="gr18" draw:text-style-name="P2" xml:id="id1" draw:id="id1" draw:layer="layout" svg:width="7.2cm" svg:height="2.1cm" svg:x="4cm" svg:y="17.3cm">
          <text:p text:style-name="P1">g:Générateur</text:p>
          <draw:enhanced-geometry svg:viewBox="0 0 21600 21600" draw:type="rectangle" draw:enhanced-path="M 0 0 L 21600 0 21600 21600 0 21600 0 0 Z N"/>
        </draw:custom-shape>
        <draw:custom-shape draw:style-name="gr18" draw:text-style-name="P2" xml:id="id6" draw:id="id6" draw:layer="layout" svg:width="7.2cm" svg:height="2.1cm" svg:x="32.5cm" svg:y="12.9cm">
          <text:p text:style-name="P1">a1:Afficheur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7.2cm" svg:height="2.1cm" svg:x="32.5cm" svg:y="15.5cm">
          <text:p text:style-name="P1">a2:Afficheur</text:p>
          <draw:enhanced-geometry svg:viewBox="0 0 21600 21600" draw:type="rectangle" draw:enhanced-path="M 0 0 L 21600 0 21600 21600 0 21600 0 0 Z N"/>
        </draw:custom-shape>
        <draw:custom-shape draw:style-name="gr18" draw:text-style-name="P2" xml:id="id9" draw:id="id9" draw:layer="layout" svg:width="7.2cm" svg:height="2.1cm" svg:x="32.7cm" svg:y="22.1cm">
          <text:p text:style-name="P1">a4:Afficheur</text:p>
          <draw:enhanced-geometry svg:viewBox="0 0 21600 21600" draw:type="rectangle" draw:enhanced-path="M 0 0 L 21600 0 21600 21600 0 21600 0 0 Z N"/>
        </draw:custom-shape>
        <draw:custom-shape draw:style-name="gr18" draw:text-style-name="P2" xml:id="id3" draw:id="id3" draw:layer="layout" svg:width="7.2cm" svg:height="2.1cm" svg:x="15.5cm" svg:y="16.4cm">
          <text:p text:style-name="P1">c2:Canal</text:p>
          <draw:enhanced-geometry svg:viewBox="0 0 21600 21600" draw:type="rectangle" draw:enhanced-path="M 0 0 L 21600 0 21600 21600 0 21600 0 0 Z N"/>
        </draw:custom-shape>
        <draw:custom-shape draw:style-name="gr18" draw:text-style-name="P2" xml:id="id4" draw:id="id4" draw:layer="layout" svg:width="7.2cm" svg:height="2.1cm" svg:x="15.5cm" svg:y="19.4cm">
          <text:p text:style-name="P1">c3:Canal</text:p>
          <draw:enhanced-geometry svg:viewBox="0 0 21600 21600" draw:type="rectangle" draw:enhanced-path="M 0 0 L 21600 0 21600 21600 0 21600 0 0 Z N"/>
        </draw:custom-shape>
        <draw:custom-shape draw:style-name="gr18" draw:text-style-name="P2" xml:id="id8" draw:id="id8" draw:layer="layout" svg:width="7.2cm" svg:height="2.1cm" svg:x="32.5cm" svg:y="18.5cm">
          <text:p text:style-name="P1">a3:Afficheur</text:p>
          <draw:enhanced-geometry svg:viewBox="0 0 21600 21600" draw:type="rectangle" draw:enhanced-path="M 0 0 L 21600 0 21600 21600 0 21600 0 0 Z N"/>
        </draw:custom-shape>
        <draw:custom-shape draw:style-name="gr18" draw:text-style-name="P2" xml:id="id7" draw:id="id7" draw:layer="layout" svg:width="7.2cm" svg:height="2.1cm" svg:x="32.5cm" svg:y="1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5" draw:id="id5" draw:layer="layout" svg:width="7.2cm" svg:height="2.1cm" svg:x="15.5cm" svg:y="22.4cm">
          <text:p text:style-name="P1">c4:Canal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2cm" svg:y1="18.35cm" svg:x2="15.5cm" svg:y2="14.45cm" draw:start-shape="id1" draw:start-glue-point="1" draw:end-shape="id2" draw:end-glue-point="3" svg:d="M11200 18350l4300-3900" svg:viewBox="0 0 4301 3901">
          <text:p/>
        </draw:connector>
        <draw:connector draw:style-name="gr2" draw:text-style-name="P2" draw:layer="layout" draw:type="line" svg:x1="11.2cm" svg:y1="18.35cm" svg:x2="15.5cm" svg:y2="17.45cm" draw:start-shape="id1" draw:start-glue-point="1" draw:end-shape="id3" draw:end-glue-point="3" svg:d="M11200 18350l4300-900" svg:viewBox="0 0 4301 901">
          <text:p/>
        </draw:connector>
        <draw:connector draw:style-name="gr2" draw:text-style-name="P2" draw:layer="layout" draw:type="line" svg:x1="11.2cm" svg:y1="18.35cm" svg:x2="15.5cm" svg:y2="20.45cm" draw:start-shape="id1" draw:start-glue-point="1" draw:end-shape="id4" draw:end-glue-point="3" svg:d="M11200 18350l4300 2100" svg:viewBox="0 0 4301 2101">
          <text:p/>
        </draw:connector>
        <draw:connector draw:style-name="gr2" draw:text-style-name="P2" draw:layer="layout" draw:type="line" svg:x1="11.2cm" svg:y1="18.35cm" svg:x2="15.5cm" svg:y2="23.45cm" draw:start-shape="id1" draw:start-glue-point="1" draw:end-shape="id5" draw:end-glue-point="3" svg:d="M11200 18350l4300 5100" svg:viewBox="0 0 4301 5101">
          <text:p/>
        </draw:connector>
        <draw:connector draw:style-name="gr2" draw:text-style-name="P2" draw:layer="layout" draw:type="line" svg:x1="22.7cm" svg:y1="14.45cm" svg:x2="32.5cm" svg:y2="13.95cm" draw:start-shape="id2" draw:start-glue-point="1" draw:end-shape="id6" draw:end-glue-point="3" svg:d="M22700 14450l9800-500" svg:viewBox="0 0 9801 501">
          <text:p/>
        </draw:connector>
        <draw:connector draw:style-name="gr2" draw:text-style-name="P2" draw:layer="layout" draw:type="line" svg:x1="22.7cm" svg:y1="17.45cm" svg:x2="32.5cm" svg:y2="16.55cm" draw:start-shape="id3" draw:start-glue-point="1" draw:end-shape="id7" draw:end-glue-point="3" svg:d="M22700 17450l9800-900" svg:viewBox="0 0 9801 901">
          <text:p/>
        </draw:connector>
        <draw:connector draw:style-name="gr2" draw:text-style-name="P2" draw:layer="layout" draw:type="line" svg:x1="22.7cm" svg:y1="20.45cm" svg:x2="32.5cm" svg:y2="19.55cm" draw:start-shape="id4" draw:start-glue-point="1" draw:end-shape="id8" draw:end-glue-point="3" svg:d="M22700 20450l9800-900" svg:viewBox="0 0 9801 901">
          <text:p/>
        </draw:connector>
        <draw:connector draw:style-name="gr2" draw:text-style-name="P2" draw:layer="layout" draw:type="line" svg:x1="22.7cm" svg:y1="23.45cm" svg:x2="32.7cm" svg:y2="23.15cm" draw:start-shape="id5" draw:start-glue-point="1" draw:end-shape="id9" draw:end-glue-point="3" svg:d="M22700 23450l10000-300" svg:viewBox="0 0 10001 301">
          <text:p/>
        </draw:connector>
      </draw:page>
      <draw:page draw:name="page3" draw:style-name="dp1" draw:master-page-name="Standard">
        <draw:frame draw:style-name="gr19" draw:text-style-name="P4" draw:layer="layout" svg:width="8cm" svg:height="1.673cm" svg:x="0.9cm" svg:y="1cm">
          <draw:text-box>
            <text:p>M1:Appel asynchrone, cf poly</text:p>
          </draw:text-box>
        </draw:frame>
        <draw:frame draw:style-name="gr19" draw:text-style-name="P4" draw:layer="layout" svg:width="8cm" svg:height="2.384cm" svg:x="1cm" svg:y="3.2cm">
          <draw:text-box>
            <text:p>M2:Appel asynchrone et active object (indépendant de la plateforme)</text:p>
          </draw:text-box>
        </draw:frame>
        <draw:frame draw:style-name="gr19" draw:text-style-name="P4" draw:layer="layout" svg:width="8cm" svg:height="1.673cm" svg:x="1cm" svg:y="6.027cm">
          <draw:text-box>
            <text:p>M3:Appel synchrone et active object (java Oracle)</text:p>
          </draw:text-box>
        </draw:frame>
        <draw:frame draw:style-name="standard" xml:id="id16" draw:id="id16" draw:layer="layout" svg:width="4.859cm" svg:height="3.365cm" svg:x="33.239cm" svg:y="11.15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&lt;&lt;ObservateurGénérateur&gt;&gt;</text:p>
              </table:table-cell>
            </table:table-row>
            <table:table-row table:style-name="ro2">
              <table:table-cell table:style-name="gray2">
                <text:p>update(s:générateur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1" draw:id="id11" draw:layer="layout" svg:width="4.802cm" svg:height="3.366cm" svg:x="2.708cm" svg:y="10.90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&lt;&lt;ObservateurGénérateur&gt;&gt;</text:p>
              </table:table-cell>
            </table:table-row>
            <table:table-row table:style-name="ro4">
              <table:table-cell table:style-name="gray2">
                <text:p>update(s:Générateur):Futur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0" draw:text-style-name="P2" xml:id="id10" draw:id="id10" draw:layer="layout" svg:width="9.6cm" svg:height="4.5cm" svg:x="16.6cm" svg:y="10.9cm">
          <text:p text:style-name="P1">U:ActiveObject</text:p>
          <text:p text:style-name="P1"><text:span text:style-name="T2">U:Active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" svg:x1="16.6cm" svg:y1="13.15cm" svg:x2="7.51cm" svg:y2="12.589cm" draw:start-shape="id10" draw:start-glue-point="6" draw:end-shape="id11" draw:end-glue-point="1" svg:d="M16600 13150l-9090-561" svg:viewBox="0 0 9091 562">
          <text:p/>
        </draw:connector>
        <draw:frame draw:style-name="gr22" draw:text-style-name="P4" draw:layer="layout" svg:width="4.6cm" svg:height="1.5cm" svg:x="9cm" svg:y="11.3cm">
          <draw:text-box>
            <text:p>service</text:p>
          </draw:text-box>
        </draw:frame>
        <draw:frame draw:style-name="standard" xml:id="id12" draw:id="id12" draw:layer="layout" svg:width="4.804cm" svg:height="3.368cm" svg:x="2.518cm" svg:y="16.82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&lt;&lt;Générateur&gt;&gt;</text:p>
              </table:table-cell>
            </table:table-row>
            <table:table-row table:style-name="ro3"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onnector draw:style-name="gr21" draw:text-style-name="P2" draw:layer="layout" draw:type="line" svg:x1="18.005cm" svg:y1="14.741cm" svg:x2="7.322cm" svg:y2="18.507cm" draw:start-shape="id10" draw:start-glue-point="7" draw:end-shape="id12" draw:end-glue-point="1" svg:d="M18005 14741l-10683 3766" svg:viewBox="0 0 10684 3767">
          <text:p/>
        </draw:connector>
        <draw:connector draw:style-name="gr23" draw:text-style-name="P2" draw:layer="layout" draw:type="line" svg:x1="4.92cm" svg:y1="16.823cm" svg:x2="5.109cm" svg:y2="14.272cm" draw:start-shape="id12" draw:start-glue-point="0" draw:end-shape="id11" draw:end-glue-point="2" svg:d="M4920 16823l189-2551" svg:viewBox="0 0 190 2552">
          <text:p/>
        </draw:connector>
        <draw:frame draw:style-name="standard" xml:id="id13" draw:id="id13" draw:layer="layout" svg:width="4.804cm" svg:height="3.368cm" svg:x="14.029cm" svg:y="5.61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Canal</text:p>
              </table:table-cell>
            </table:table-row>
            <table:table-row table:style-name="ro3">
              <table:table-cell table:style-name="gray2">
                <text:p>update(s):Future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1" draw:text-style-name="P2" draw:layer="layout" draw:type="line" svg:x1="18.005cm" svg:y1="11.559cm" svg:x2="16.431cm" svg:y2="8.979cm" draw:start-shape="id10" draw:start-glue-point="5" draw:end-shape="id13" svg:d="M18005 11559l-1574-2580" svg:viewBox="0 0 1575 2581">
          <text:p/>
        </draw:connector>
        <draw:frame draw:style-name="gr22" draw:text-style-name="P4" draw:layer="layout" svg:width="4.6cm" svg:height="1.5cm" svg:x="16.7cm" svg:y="9.4cm">
          <draw:text-box>
            <text:p>proxy</text:p>
          </draw:text-box>
        </draw:frame>
        <draw:connector draw:style-name="gr24" draw:text-style-name="P2" draw:layer="layout" draw:type="line" svg:x1="14.029cm" svg:y1="7.295cm" svg:x2="5.109cm" svg:y2="10.906cm" draw:start-shape="id13" draw:end-shape="id11" draw:end-glue-point="0" svg:d="M14029 7295l-8920 3611" svg:viewBox="0 0 8921 3612">
          <text:p/>
        </draw:connector>
        <draw:frame draw:style-name="standard" xml:id="id15" draw:id="id15" draw:layer="layout" svg:width="4.804cm" svg:height="3.368cm" svg:x="25.097cm" svg:y="5.56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&lt;&lt;MethodInvocation&gt;&gt;</text:p>
              </table:table-cell>
            </table:table-row>
            <table:table-row table:style-name="ro3">
              <table:table-cell table:style-name="gray2">
                <text:p>call()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4" draw:id="id14" draw:layer="layout" svg:width="4.804cm" svg:height="3.368cm" svg:x="33.506cm" svg:y="5.076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Update</text:p>
              </table:table-cell>
            </table:table-row>
            <table:table-row table:style-name="ro3">
              <table:table-cell table:style-name="gray2">
                <text:p>call()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24" draw:text-style-name="P2" draw:layer="layout" draw:type="line" svg:x1="33.506cm" svg:y1="6.76cm" svg:x2="29.901cm" svg:y2="7.245cm" draw:start-shape="id14" draw:start-glue-point="3" draw:end-shape="id15" draw:end-glue-point="1" svg:d="M33506 6760l-3605 485" svg:viewBox="0 0 3606 486">
          <text:p/>
        </draw:connector>
        <draw:connector draw:style-name="gr21" draw:text-style-name="P2" draw:layer="layout" draw:type="line" svg:x1="24.795cm" svg:y1="11.559cm" svg:x2="27.499cm" svg:y2="8.929cm" draw:start-shape="id10" draw:start-glue-point="11" draw:end-shape="id15" draw:end-glue-point="2" svg:d="M24795 11559l2704-2630" svg:viewBox="0 0 2705 2631">
          <text:p/>
        </draw:connector>
        <draw:frame draw:style-name="gr22" draw:text-style-name="P4" draw:layer="layout" svg:width="4.6cm" svg:height="1.673cm" svg:x="24.1cm" svg:y="9.3cm">
          <draw:text-box>
            <text:p>Method invocater</text:p>
          </draw:text-box>
        </draw:frame>
        <draw:connector draw:style-name="gr21" draw:text-style-name="P2" draw:layer="layout" draw:type="line" svg:x1="24.795cm" svg:y1="11.559cm" svg:x2="35.908cm" svg:y2="8.444cm" draw:start-shape="id10" draw:start-glue-point="11" draw:end-shape="id14" draw:end-glue-point="2" svg:d="M24795 11559l11113-3115" svg:viewBox="0 0 11114 3116">
          <text:p/>
        </draw:connector>
        <draw:frame draw:style-name="gr25" draw:text-style-name="P4" draw:layer="layout" svg:width="4.6cm" svg:height="1.673cm" svg:x="28.2cm" svg:y="8.9cm">
          <draw:text-box>
            <text:p>conreteMethod invocater</text:p>
          </draw:text-box>
        </draw:frame>
        <draw:connector draw:style-name="gr21" draw:text-style-name="P2" draw:layer="layout" draw:type="line" svg:x1="26.2cm" svg:y1="13.15cm" svg:x2="33.239cm" svg:y2="12.836cm" draw:start-shape="id10" draw:start-glue-point="10" draw:end-shape="id16" draw:end-glue-point="3" svg:d="M26200 13150l7039-314" svg:viewBox="0 0 7040 315">
          <text:p/>
        </draw:connector>
        <draw:frame draw:style-name="gr25" draw:text-style-name="P4" draw:layer="layout" svg:width="4.6cm" svg:height="0.962cm" svg:x="28.4cm" svg:y="12.527cm">
          <draw:text-box>
            <text:p>servant</text:p>
          </draw:text-box>
        </draw:frame>
        <draw:frame draw:style-name="gr25" draw:text-style-name="P4" draw:layer="layout" svg:width="4.6cm" svg:height="0.962cm" svg:x="10.8cm" svg:y="17.3cm">
          <draw:text-box>
            <text:p>client</text:p>
          </draw:text-box>
        </draw:frame>
        <draw:frame draw:style-name="standard" xml:id="id17" draw:id="id17" draw:layer="layout" svg:width="4.806cm" svg:height="3.37cm" svg:x="14.597cm" svg:y="19.209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gray3">
                <text:p>&lt;&lt;Future&gt;&gt;</text:p>
              </table:table-cell>
            </table:table-row>
            <table:table-row table:style-name="ro5">
              <table:table-cell table:style-name="gray2"/>
            </table:table-row>
          </table:table>
          <draw:image xlink:href="Pictures/TablePreview7.svm" xlink:type="simple" xlink:show="embed" xlink:actuate="onLoad"/>
        </draw:frame>
        <draw:connector draw:style-name="gr21" draw:text-style-name="P2" draw:layer="layout" draw:type="line" svg:x1="18.005cm" svg:y1="14.751cm" svg:x2="17cm" svg:y2="19.209cm" draw:end-shape="id17" draw:end-glue-point="0" svg:d="M18005 14751l-1005 4458" svg:viewBox="0 0 1006 4459">
          <text:p/>
        </draw:connector>
        <draw:frame draw:style-name="gr25" draw:text-style-name="P4" draw:layer="layout" svg:width="4.6cm" svg:height="0.962cm" svg:x="16.4cm" svg:y="16.6cm">
          <draw:text-box>
            <text:p>future</text:p>
          </draw:text-box>
        </draw:frame>
        <draw:frame draw:style-name="standard" xml:id="id18" draw:id="id18" draw:layer="layout" svg:width="4.861cm" svg:height="3.366cm" svg:x="33.71cm" svg:y="16.66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>
                <text:p>&lt;&lt;Afficheur&gt;&gt;</text:p>
              </table:table-cell>
            </table:table-row>
            <table:table-row table:style-name="ro4">
              <table:table-cell table:style-name="gray2">
                <text:p>update(s:Générateur)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24" draw:text-style-name="P2" draw:layer="layout" draw:type="line" svg:x1="36.14cm" svg:y1="16.66cm" svg:x2="35.668cm" svg:y2="14.519cm" draw:start-shape="id18" draw:start-glue-point="0" draw:end-shape="id16" draw:end-glue-point="2" svg:d="M36140 16660l-472-2141" svg:viewBox="0 0 473 2142">
          <text:p/>
        </draw:connector>
        <draw:frame draw:style-name="standard" xml:id="id21" draw:id="id21" draw:layer="layout" svg:width="4.806cm" svg:height="3.37cm" svg:x="19.266cm" svg:y="21.907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gray3">
                <text:p>Scheduler</text:p>
              </table:table-cell>
            </table:table-row>
            <table:table-row table:style-name="ro5">
              <table:table-cell table:style-name="gray2"/>
            </table:table-row>
          </table:table>
          <draw:image xlink:href="Pictures/TablePreview9.svm" xlink:type="simple" xlink:show="embed" xlink:actuate="onLoad"/>
        </draw:frame>
        <draw:frame draw:style-name="standard" xml:id="id23" draw:id="id23" draw:layer="layout" svg:width="4.806cm" svg:height="3.37cm" svg:x="26.626cm" svg:y="21.918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gray3">
                <text:p>ActiveQueue</text:p>
              </table:table-cell>
            </table:table-row>
            <table:table-row table:style-name="ro5">
              <table:table-cell table:style-name="gray2"/>
            </table:table-row>
          </table:table>
          <draw:image xlink:href="Pictures/TablePreview10.svm" xlink:type="simple" xlink:show="embed" xlink:actuate="onLoad"/>
        </draw:frame>
        <draw:frame draw:style-name="standard" xml:id="id19" draw:id="id19" draw:layer="layout" svg:width="4.804cm" svg:height="3.368cm" svg:x="34.037cm" svg:y="22.022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&lt;&lt;GénérateurAsync&gt;&gt;</text:p>
              </table:table-cell>
            </table:table-row>
            <table:table-row table:style-name="ro3">
              <table:table-cell table:style-name="gray2">
                <text:p>GetValue():Future&lt;Integer&gt;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26" draw:text-style-name="P2" draw:layer="layout" draw:type="line" svg:x1="24.795cm" svg:y1="14.741cm" svg:x2="34.037cm" svg:y2="23.706cm" draw:start-shape="id10" draw:start-glue-point="9" draw:end-shape="id19" draw:end-glue-point="3" svg:d="M24795 14741l9242 8965" svg:viewBox="0 0 9243 8966">
          <text:p/>
        </draw:connector>
        <draw:frame draw:style-name="gr25" draw:text-style-name="P8" draw:layer="layout" svg:width="4.6cm" svg:height="0.962cm" svg:x="27.9cm" svg:y="18.2cm">
          <draw:text-box>
            <text:p text:style-name="P7">service</text:p>
          </draw:text-box>
        </draw:frame>
        <draw:connector draw:style-name="gr26" draw:text-style-name="P2" xml:id="id22" draw:id="id22" draw:layer="layout" draw:type="line" svg:x1="24.799cm" svg:y1="14.746cm" svg:x2="33.71cm" svg:y2="18.343cm" draw:end-shape="id18" draw:end-glue-point="3" svg:d="M24799 14746l8911 3597" svg:viewBox="0 0 8912 3598">
          <text:p/>
        </draw:connector>
        <draw:frame draw:style-name="gr25" draw:text-style-name="P8" draw:layer="layout" svg:width="4.6cm" svg:height="0.962cm" svg:x="27.7cm" svg:y="15.938cm">
          <draw:text-box>
            <text:p text:style-name="P7">client</text:p>
          </draw:text-box>
        </draw:frame>
        <draw:frame draw:style-name="standard" xml:id="id20" draw:id="id20" draw:layer="layout" svg:width="4.806cm" svg:height="3.37cm" svg:x="29.618cm" svg:y="0.261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gray3">
                <text:p>GetValue</text:p>
              </table:table-cell>
            </table:table-row>
            <table:table-row table:style-name="ro5">
              <table:table-cell table:style-name="gray2">
                <text:p>call()</text:p>
              </table:table-cell>
            </table:table-row>
          </table:table>
          <draw:image xlink:href="Pictures/TablePreview12.svm" xlink:type="simple" xlink:show="embed" xlink:actuate="onLoad"/>
        </draw:frame>
        <draw:connector draw:style-name="gr26" draw:text-style-name="P2" draw:layer="layout" draw:type="line" svg:x1="24.796cm" svg:y1="11.549cm" svg:x2="32.021cm" svg:y2="3.631cm" draw:end-shape="id20" draw:end-glue-point="2" svg:d="M24796 11549l7225-7918" svg:viewBox="0 0 7226 7919">
          <text:p/>
        </draw:connector>
        <draw:frame draw:style-name="gr25" draw:text-style-name="P8" draw:layer="layout" svg:width="4.6cm" svg:height="1.673cm" svg:x="24.5cm" svg:y="2.827cm">
          <draw:text-box>
            <text:p text:style-name="P7">conreteMethod invocater</text:p>
          </draw:text-box>
        </draw:frame>
        <draw:connector draw:style-name="gr27" draw:text-style-name="P2" draw:layer="layout" draw:type="line" svg:x1="14.03cm" svg:y1="7.309cm" svg:x2="34.037cm" svg:y2="23.706cm" draw:end-shape="id19" draw:end-glue-point="3" svg:d="M14030 7309l20007 16397" svg:viewBox="0 0 20008 16398">
          <text:p/>
        </draw:connector>
        <draw:frame draw:style-name="gr25" draw:text-style-name="P8" draw:layer="layout" svg:width="4.6cm" svg:height="0.962cm" svg:x="7.8cm" svg:y="14.838cm">
          <draw:text-box>
            <text:p text:style-name="P7">servant</text:p>
          </draw:text-box>
        </draw:frame>
        <draw:connector draw:style-name="gr26" draw:text-style-name="P2" draw:layer="layout" draw:type="line" svg:x1="16.6cm" svg:y1="13.15cm" svg:x2="7.322cm" svg:y2="18.507cm" draw:start-shape="id10" draw:start-glue-point="6" draw:end-shape="id12" draw:end-glue-point="1" svg:d="M16600 13150l-9278 5357" svg:viewBox="0 0 9279 5358">
          <text:p/>
        </draw:connector>
        <draw:connector draw:style-name="gr21" draw:text-style-name="P2" draw:layer="layout" draw:type="line" svg:x1="21.4cm" svg:y1="15.4cm" svg:x2="21.669cm" svg:y2="21.907cm" draw:start-shape="id10" draw:start-glue-point="8" draw:end-shape="id21" draw:end-glue-point="0" svg:d="M21400 15400l269 6507" svg:viewBox="0 0 270 6508">
          <text:p/>
        </draw:connector>
        <draw:connector draw:style-name="gr21" draw:text-style-name="P2" draw:layer="layout" draw:type="line" svg:x1="24.799cm" svg:y1="14.746cm" svg:x2="29.029cm" svg:y2="21.918cm" draw:start-shape="id22" draw:start-glue-point="2" draw:end-shape="id23" draw:end-glue-point="0" svg:d="M24799 14746l4230 7172" svg:viewBox="0 0 4231 71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6:29:29.203993367</meta:creation-date>
    <dc:date>2018-10-17T18:15:44.582148411</dc:date>
    <meta:editing-duration>PT31M58S</meta:editing-duration>
    <meta:editing-cycles>5</meta:editing-cycles>
    <meta:generator>LibreOffice/5.1.6.2$Linux_X86_64 LibreOffice_project/10m0$Build-2</meta:generator>
    <meta:document-statistic meta:object-count="94"/>
  </office:meta>
</office:document-meta>
</file>